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0pt" svg:y="274.62pt">
            <loext:p draw:notify-on-update-of-ranges="Sheet1.A9:Sheet1.E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0pt" svg:y="565.51pt">
            <loext:p draw:notify-on-update-of-ranges="Sheet1.A20:Sheet1.E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46pt" svg:height="255.23pt" svg:x="459.69pt" svg:y="277.82pt">
            <loext:p draw:notify-on-update-of-ranges="Sheet1.G9:Sheet1.K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471.66pt" svg:y="568.01pt">
            <loext:p draw:notify-on-update-of-ranges="Sheet1.G20:Sheet1.K2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5" office:value-type="string" calcext:value-type="string">
            <text:p>Cost</text:p>
          </table:table-cell>
          <table:table-cell/>
          <table:table-cell table:number-columns-repeated="5" office:value-type="string" calcext:value-type="string">
            <text:p>Cost</text:p>
          </table:table-cell>
          <table:table-cell/>
        </table:table-row>
        <table:table-row table:style-name="ro1">
          <table:table-cell table:number-columns-repeated="5" office:value-type="string" calcext:value-type="string">
            <text:p>HillClimbing</text:p>
          </table:table-cell>
          <table:table-cell/>
          <table:table-cell table:number-columns-repeated="5" office:value-type="string" calcext:value-type="string">
            <text:p>SimmAnn</text:p>
          </table:table-cell>
          <table:table-cell/>
        </table:table-row>
        <table:table-row table:style-name="ro1">
          <table:table-cell office:value-type="float" office:value="85129" calcext:value-type="float">
            <text:p>85129</text:p>
          </table:table-cell>
          <table:table-cell office:value-type="float" office:value="73800" calcext:value-type="float">
            <text:p>73800</text:p>
          </table:table-cell>
          <table:table-cell office:value-type="float" office:value="74846" calcext:value-type="float">
            <text:p>74846</text:p>
          </table:table-cell>
          <table:table-cell office:value-type="float" office:value="72574" calcext:value-type="float">
            <text:p>72574</text:p>
          </table:table-cell>
          <table:table-cell office:value-type="float" office:value="78845" calcext:value-type="float">
            <text:p>78845</text:p>
          </table:table-cell>
          <table:table-cell/>
          <table:table-cell office:value-type="float" office:value="83767" calcext:value-type="float">
            <text:p>83767</text:p>
          </table:table-cell>
          <table:table-cell office:value-type="float" office:value="87076" calcext:value-type="float">
            <text:p>87076</text:p>
          </table:table-cell>
          <table:table-cell office:value-type="float" office:value="86560" calcext:value-type="float">
            <text:p>86560</text:p>
          </table:table-cell>
          <table:table-cell office:value-type="float" office:value="92775" calcext:value-type="float">
            <text:p>92775</text:p>
          </table:table-cell>
          <table:table-cell office:value-type="float" office:value="90091" calcext:value-type="float">
            <text:p>90091</text:p>
          </table:table-cell>
          <table:table-cell/>
        </table:table-row>
        <table:table-row table:style-name="ro1">
          <table:table-cell office:value-type="float" office:value="76721" calcext:value-type="float">
            <text:p>76721</text:p>
          </table:table-cell>
          <table:table-cell office:value-type="float" office:value="93954" calcext:value-type="float">
            <text:p>93954</text:p>
          </table:table-cell>
          <table:table-cell office:value-type="float" office:value="61731" calcext:value-type="float">
            <text:p>61731</text:p>
          </table:table-cell>
          <table:table-cell office:value-type="float" office:value="63303" calcext:value-type="float">
            <text:p>63303</text:p>
          </table:table-cell>
          <table:table-cell office:value-type="float" office:value="72826" calcext:value-type="float">
            <text:p>72826</text:p>
          </table:table-cell>
          <table:table-cell/>
          <table:table-cell office:value-type="float" office:value="70312" calcext:value-type="float">
            <text:p>70312</text:p>
          </table:table-cell>
          <table:table-cell office:value-type="float" office:value="80126" calcext:value-type="float">
            <text:p>80126</text:p>
          </table:table-cell>
          <table:table-cell office:value-type="float" office:value="87016" calcext:value-type="float">
            <text:p>87016</text:p>
          </table:table-cell>
          <table:table-cell office:value-type="float" office:value="78085" calcext:value-type="float">
            <text:p>78085</text:p>
          </table:table-cell>
          <table:table-cell office:value-type="float" office:value="84169" calcext:value-type="float">
            <text:p>84169</text:p>
          </table:table-cell>
          <table:table-cell/>
        </table:table-row>
        <table:table-row table:style-name="ro1">
          <table:table-cell office:value-type="float" office:value="95500" calcext:value-type="float">
            <text:p>95500</text:p>
          </table:table-cell>
          <table:table-cell office:value-type="float" office:value="72824" calcext:value-type="float">
            <text:p>72824</text:p>
          </table:table-cell>
          <table:table-cell office:value-type="float" office:value="58690" calcext:value-type="float">
            <text:p>58690</text:p>
          </table:table-cell>
          <table:table-cell office:value-type="float" office:value="75861" calcext:value-type="float">
            <text:p>75861</text:p>
          </table:table-cell>
          <table:table-cell office:value-type="float" office:value="69038" calcext:value-type="float">
            <text:p>69038</text:p>
          </table:table-cell>
          <table:table-cell/>
          <table:table-cell office:value-type="float" office:value="88042" calcext:value-type="float">
            <text:p>88042</text:p>
          </table:table-cell>
          <table:table-cell office:value-type="float" office:value="69160" calcext:value-type="float">
            <text:p>69160</text:p>
          </table:table-cell>
          <table:table-cell office:value-type="float" office:value="80399" calcext:value-type="float">
            <text:p>80399</text:p>
          </table:table-cell>
          <table:table-cell office:value-type="float" office:value="85990" calcext:value-type="float">
            <text:p>85990</text:p>
          </table:table-cell>
          <table:table-cell office:value-type="float" office:value="82191" calcext:value-type="float">
            <text:p>82191</text:p>
          </table:table-cell>
          <table:table-cell/>
        </table:table-row>
        <table:table-row table:style-name="ro1">
          <table:table-cell office:value-type="float" office:value="69933" calcext:value-type="float">
            <text:p>69933</text:p>
          </table:table-cell>
          <table:table-cell office:value-type="float" office:value="85631" calcext:value-type="float">
            <text:p>85631</text:p>
          </table:table-cell>
          <table:table-cell office:value-type="float" office:value="67887" calcext:value-type="float">
            <text:p>67887</text:p>
          </table:table-cell>
          <table:table-cell office:value-type="float" office:value="79587" calcext:value-type="float">
            <text:p>79587</text:p>
          </table:table-cell>
          <table:table-cell office:value-type="float" office:value="62146" calcext:value-type="float">
            <text:p>62146</text:p>
          </table:table-cell>
          <table:table-cell/>
          <table:table-cell office:value-type="float" office:value="97417" calcext:value-type="float">
            <text:p>97417</text:p>
          </table:table-cell>
          <table:table-cell office:value-type="float" office:value="92997" calcext:value-type="float">
            <text:p>92997</text:p>
          </table:table-cell>
          <table:table-cell office:value-type="float" office:value="94143" calcext:value-type="float">
            <text:p>94143</text:p>
          </table:table-cell>
          <table:table-cell office:value-type="float" office:value="73850" calcext:value-type="float">
            <text:p>73850</text:p>
          </table:table-cell>
          <table:table-cell office:value-type="float" office:value="77282" calcext:value-type="float">
            <text:p>77282</text:p>
          </table:table-cell>
          <table:table-cell/>
        </table:table-row>
        <table:table-row table:style-name="ro1">
          <table:table-cell office:value-type="float" office:value="85011" calcext:value-type="float">
            <text:p>85011</text:p>
          </table:table-cell>
          <table:table-cell office:value-type="float" office:value="74319" calcext:value-type="float">
            <text:p>74319</text:p>
          </table:table-cell>
          <table:table-cell office:value-type="float" office:value="97345" calcext:value-type="float">
            <text:p>97345</text:p>
          </table:table-cell>
          <table:table-cell office:value-type="float" office:value="60905" calcext:value-type="float">
            <text:p>60905</text:p>
          </table:table-cell>
          <table:table-cell office:value-type="float" office:value="65867" calcext:value-type="float">
            <text:p>65867</text:p>
          </table:table-cell>
          <table:table-cell/>
          <table:table-cell office:value-type="float" office:value="67411" calcext:value-type="float">
            <text:p>67411</text:p>
          </table:table-cell>
          <table:table-cell office:value-type="float" office:value="76391" calcext:value-type="float">
            <text:p>76391</text:p>
          </table:table-cell>
          <table:table-cell office:value-type="float" office:value="72757" calcext:value-type="float">
            <text:p>72757</text:p>
          </table:table-cell>
          <table:table-cell office:value-type="float" office:value="89732" calcext:value-type="float">
            <text:p>89732</text:p>
          </table:table-cell>
          <table:table-cell office:value-type="float" office:value="73043" calcext:value-type="float">
            <text:p>73043</text:p>
          </table:table-cell>
          <table:table-cell/>
        </table:table-row>
        <table:table-row table:style-name="ro1">
          <table:table-cell table:style-name="ce1" table:formula="of:=AVERAGE([.A4:.A8])" office:value-type="float" office:value="82458.8" calcext:value-type="float">
            <text:p>82458.8</text:p>
          </table:table-cell>
          <table:table-cell table:style-name="ce1" table:formula="of:=AVERAGE([.B4:.B8])" office:value-type="float" office:value="80105.6" calcext:value-type="float">
            <text:p>80105.6</text:p>
          </table:table-cell>
          <table:table-cell table:style-name="ce1" table:formula="of:=AVERAGE([.C4:.C8])" office:value-type="float" office:value="72099.8" calcext:value-type="float">
            <text:p>72099.8</text:p>
          </table:table-cell>
          <table:table-cell table:style-name="ce1" table:formula="of:=AVERAGE([.D4:.D8])" office:value-type="float" office:value="70446" calcext:value-type="float">
            <text:p>70446</text:p>
          </table:table-cell>
          <table:table-cell table:style-name="ce1" table:formula="of:=AVERAGE([.E4:.E8])" office:value-type="float" office:value="69744.4" calcext:value-type="float">
            <text:p>69744.4</text:p>
          </table:table-cell>
          <table:table-cell/>
          <table:table-cell table:style-name="ce1" table:formula="of:=AVERAGE([.G4:.G8])" office:value-type="float" office:value="81389.8" calcext:value-type="float">
            <text:p>81389.8</text:p>
          </table:table-cell>
          <table:table-cell table:style-name="ce1" table:formula="of:=AVERAGE([.H4:.H8])" office:value-type="float" office:value="81150" calcext:value-type="float">
            <text:p>81150</text:p>
          </table:table-cell>
          <table:table-cell table:style-name="ce1" table:formula="of:=AVERAGE([.I4:.I8])" office:value-type="float" office:value="84175" calcext:value-type="float">
            <text:p>84175</text:p>
          </table:table-cell>
          <table:table-cell table:style-name="ce1" table:formula="of:=AVERAGE([.J4:.J8])" office:value-type="float" office:value="84086.4" calcext:value-type="float">
            <text:p>84086.4</text:p>
          </table:table-cell>
          <table:table-cell table:style-name="ce1" table:formula="of:=AVERAGE([.K4:.K8])" office:value-type="float" office:value="81355.2" calcext:value-type="float">
            <text:p>81355.2</text:p>
          </table:table-cell>
          <table:table-cell/>
        </table:table-row>
        <table:table-row table:style-name="ro1">
          <table:table-cell table:number-columns-repeated="11"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5" office:value-type="string" calcext:value-type="string">
            <text:p>HillClimbing</text:p>
          </table:table-cell>
          <table:table-cell/>
          <table:table-cell table:number-columns-repeated="5" office:value-type="string" calcext:value-type="string">
            <text:p>SimmAnn</text:p>
          </table:table-cell>
          <table:table-cell/>
        </table:table-row>
        <table:table-row table:style-name="ro2">
          <table:table-cell table:number-columns-repeated="5" office:value-type="string" calcext:value-type="string">
            <text:p>Time</text:p>
          </table:table-cell>
          <table:table-cell/>
          <table:table-cell table:number-columns-repeated="5" office:value-type="string" calcext:value-type="string">
            <text:p>Time</text:p>
          </table:table-cell>
          <table:table-cell/>
        </table:table-row>
        <table:table-row table:style-name="ro1">
          <table:table-cell office:value-type="float" office:value="6613992271" calcext:value-type="float">
            <text:p>6613992271</text:p>
          </table:table-cell>
          <table:table-cell office:value-type="float" office:value="6800544730" calcext:value-type="float">
            <text:p>6800544730</text:p>
          </table:table-cell>
          <table:table-cell office:value-type="float" office:value="7845786486" calcext:value-type="float">
            <text:p>7845786486</text:p>
          </table:table-cell>
          <table:table-cell office:value-type="float" office:value="7788177069" calcext:value-type="float">
            <text:p>7788177069</text:p>
          </table:table-cell>
          <table:table-cell office:value-type="float" office:value="8374275917" calcext:value-type="float">
            <text:p>8374275917</text:p>
          </table:table-cell>
          <table:table-cell/>
          <table:table-cell office:value-type="float" office:value="2484629524" calcext:value-type="float">
            <text:p>2484629524</text:p>
          </table:table-cell>
          <table:table-cell office:value-type="float" office:value="2518316716" calcext:value-type="float">
            <text:p>2518316716</text:p>
          </table:table-cell>
          <table:table-cell office:value-type="float" office:value="3227895582" calcext:value-type="float">
            <text:p>3227895582</text:p>
          </table:table-cell>
          <table:table-cell office:value-type="float" office:value="2712427474" calcext:value-type="float">
            <text:p>2712427474</text:p>
          </table:table-cell>
          <table:table-cell office:value-type="float" office:value="2917217259" calcext:value-type="float">
            <text:p>2917217259</text:p>
          </table:table-cell>
          <table:table-cell/>
        </table:table-row>
        <table:table-row table:style-name="ro1">
          <table:table-cell office:value-type="float" office:value="6899166946" calcext:value-type="float">
            <text:p>6899166946</text:p>
          </table:table-cell>
          <table:table-cell office:value-type="float" office:value="6235515549" calcext:value-type="float">
            <text:p>6235515549</text:p>
          </table:table-cell>
          <table:table-cell office:value-type="float" office:value="7669084155" calcext:value-type="float">
            <text:p>7669084155</text:p>
          </table:table-cell>
          <table:table-cell office:value-type="float" office:value="7413034352" calcext:value-type="float">
            <text:p>7413034352</text:p>
          </table:table-cell>
          <table:table-cell office:value-type="float" office:value="8135270507" calcext:value-type="float">
            <text:p>8135270507</text:p>
          </table:table-cell>
          <table:table-cell/>
          <table:table-cell office:value-type="float" office:value="2288374058" calcext:value-type="float">
            <text:p>2288374058</text:p>
          </table:table-cell>
          <table:table-cell office:value-type="float" office:value="2403555935" calcext:value-type="float">
            <text:p>2403555935</text:p>
          </table:table-cell>
          <table:table-cell office:value-type="float" office:value="3084426347" calcext:value-type="float">
            <text:p>3084426347</text:p>
          </table:table-cell>
          <table:table-cell office:value-type="float" office:value="2585816816" calcext:value-type="float">
            <text:p>2585816816</text:p>
          </table:table-cell>
          <table:table-cell office:value-type="float" office:value="2740877928" calcext:value-type="float">
            <text:p>2740877928</text:p>
          </table:table-cell>
          <table:table-cell/>
        </table:table-row>
        <table:table-row table:style-name="ro1">
          <table:table-cell office:value-type="float" office:value="6350516003" calcext:value-type="float">
            <text:p>6350516003</text:p>
          </table:table-cell>
          <table:table-cell office:value-type="float" office:value="6822566815" calcext:value-type="float">
            <text:p>6822566815</text:p>
          </table:table-cell>
          <table:table-cell office:value-type="float" office:value="8119725540" calcext:value-type="float">
            <text:p>8119725540</text:p>
          </table:table-cell>
          <table:table-cell office:value-type="float" office:value="7284915742" calcext:value-type="float">
            <text:p>7284915742</text:p>
          </table:table-cell>
          <table:table-cell office:value-type="float" office:value="7479789390" calcext:value-type="float">
            <text:p>7479789390</text:p>
          </table:table-cell>
          <table:table-cell/>
          <table:table-cell office:value-type="float" office:value="2707948234" calcext:value-type="float">
            <text:p>2707948234</text:p>
          </table:table-cell>
          <table:table-cell office:value-type="float" office:value="2439088873" calcext:value-type="float">
            <text:p>2439088873</text:p>
          </table:table-cell>
          <table:table-cell office:value-type="float" office:value="3038167281" calcext:value-type="float">
            <text:p>3038167281</text:p>
          </table:table-cell>
          <table:table-cell office:value-type="float" office:value="2660119946" calcext:value-type="float">
            <text:p>2660119946</text:p>
          </table:table-cell>
          <table:table-cell office:value-type="float" office:value="2772557657" calcext:value-type="float">
            <text:p>2772557657</text:p>
          </table:table-cell>
          <table:table-cell/>
        </table:table-row>
        <table:table-row table:style-name="ro1">
          <table:table-cell office:value-type="float" office:value="6180973639" calcext:value-type="float">
            <text:p>6180973639</text:p>
          </table:table-cell>
          <table:table-cell office:value-type="float" office:value="7444197193" calcext:value-type="float">
            <text:p>7444197193</text:p>
          </table:table-cell>
          <table:table-cell office:value-type="float" office:value="7994473356" calcext:value-type="float">
            <text:p>7994473356</text:p>
          </table:table-cell>
          <table:table-cell office:value-type="float" office:value="7650376353" calcext:value-type="float">
            <text:p>7650376353</text:p>
          </table:table-cell>
          <table:table-cell office:value-type="float" office:value="7801099117" calcext:value-type="float">
            <text:p>7801099117</text:p>
          </table:table-cell>
          <table:table-cell/>
          <table:table-cell office:value-type="float" office:value="2379193240" calcext:value-type="float">
            <text:p>2379193240</text:p>
          </table:table-cell>
          <table:table-cell office:value-type="float" office:value="2453455815" calcext:value-type="float">
            <text:p>2453455815</text:p>
          </table:table-cell>
          <table:table-cell office:value-type="float" office:value="3046962026" calcext:value-type="float">
            <text:p>3046962026</text:p>
          </table:table-cell>
          <table:table-cell office:value-type="float" office:value="2628463135" calcext:value-type="float">
            <text:p>2628463135</text:p>
          </table:table-cell>
          <table:table-cell office:value-type="float" office:value="2702491092" calcext:value-type="float">
            <text:p>2702491092</text:p>
          </table:table-cell>
          <table:table-cell/>
        </table:table-row>
        <table:table-row table:style-name="ro1">
          <table:table-cell office:value-type="float" office:value="6735233702" calcext:value-type="float">
            <text:p>6735233702</text:p>
          </table:table-cell>
          <table:table-cell office:value-type="float" office:value="7631592740" calcext:value-type="float">
            <text:p>7631592740</text:p>
          </table:table-cell>
          <table:table-cell office:value-type="float" office:value="7674988063" calcext:value-type="float">
            <text:p>7674988063</text:p>
          </table:table-cell>
          <table:table-cell office:value-type="float" office:value="7304566385" calcext:value-type="float">
            <text:p>7304566385</text:p>
          </table:table-cell>
          <table:table-cell office:value-type="float" office:value="8600876698" calcext:value-type="float">
            <text:p>8600876698</text:p>
          </table:table-cell>
          <table:table-cell/>
          <table:table-cell office:value-type="float" office:value="2296132047" calcext:value-type="float">
            <text:p>2296132047</text:p>
          </table:table-cell>
          <table:table-cell office:value-type="float" office:value="2438220537" calcext:value-type="float">
            <text:p>2438220537</text:p>
          </table:table-cell>
          <table:table-cell office:value-type="float" office:value="3195340489" calcext:value-type="float">
            <text:p>3195340489</text:p>
          </table:table-cell>
          <table:table-cell office:value-type="float" office:value="2740765343" calcext:value-type="float">
            <text:p>2740765343</text:p>
          </table:table-cell>
          <table:table-cell office:value-type="float" office:value="2751862942" calcext:value-type="float">
            <text:p>2751862942</text:p>
          </table:table-cell>
          <table:table-cell/>
        </table:table-row>
        <table:table-row table:style-name="ro1">
          <table:table-cell table:formula="of:=AVERAGE([.A14:.A18])" office:value-type="float" office:value="6555976512.2" calcext:value-type="float">
            <text:p>6555976512.2</text:p>
          </table:table-cell>
          <table:table-cell table:formula="of:=AVERAGE([.B14:.B18])" office:value-type="float" office:value="6986883405.4" calcext:value-type="float">
            <text:p>6986883405.4</text:p>
          </table:table-cell>
          <table:table-cell table:formula="of:=AVERAGE([.C14:.C18])" office:value-type="float" office:value="7860811520" calcext:value-type="float">
            <text:p>7860811520</text:p>
          </table:table-cell>
          <table:table-cell table:formula="of:=AVERAGE([.D14:.D18])" office:value-type="float" office:value="7488213980.2" calcext:value-type="float">
            <text:p>7488213980.2</text:p>
          </table:table-cell>
          <table:table-cell table:formula="of:=AVERAGE([.E14:.E18])" office:value-type="float" office:value="8078262325.8" calcext:value-type="float">
            <text:p>8078262325.8</text:p>
          </table:table-cell>
          <table:table-cell/>
          <table:table-cell table:formula="of:=AVERAGE([.G14:.G18])" office:value-type="float" office:value="2431255420.6" calcext:value-type="float">
            <text:p>2431255420.6</text:p>
          </table:table-cell>
          <table:table-cell table:formula="of:=AVERAGE([.H14:.H18])" office:value-type="float" office:value="2450527575.2" calcext:value-type="float">
            <text:p>2450527575.2</text:p>
          </table:table-cell>
          <table:table-cell table:formula="of:=AVERAGE([.I14:.I18])" office:value-type="float" office:value="3118558345" calcext:value-type="float">
            <text:p>3118558345</text:p>
          </table:table-cell>
          <table:table-cell table:formula="of:=AVERAGE([.J14:.J18])" office:value-type="float" office:value="2665518542.8" calcext:value-type="float">
            <text:p>2665518542.8</text:p>
          </table:table-cell>
          <table:table-cell table:formula="of:=AVERAGE([.K14:.K18])" office:value-type="float" office:value="2777001375.6" calcext:value-type="float">
            <text:p>2777001375.6</text:p>
          </table:table-cell>
          <table:table-cell/>
        </table:table-row>
        <table:table-row table:style-name="ro1">
          <table:table-cell table:style-name="ce1" table:formula="of:=[.A19]/1000000000" office:value-type="float" office:value="6.5559765122" calcext:value-type="float">
            <text:p>6.5559765122</text:p>
          </table:table-cell>
          <table:table-cell table:style-name="ce1" table:formula="of:=[.B19]/1000000000" office:value-type="float" office:value="6.9868834054" calcext:value-type="float">
            <text:p>6.9868834054</text:p>
          </table:table-cell>
          <table:table-cell table:style-name="ce1" table:formula="of:=[.C19]/1000000000" office:value-type="float" office:value="7.86081152" calcext:value-type="float">
            <text:p>7.86081152</text:p>
          </table:table-cell>
          <table:table-cell table:style-name="ce1" table:formula="of:=[.D19]/1000000000" office:value-type="float" office:value="7.4882139802" calcext:value-type="float">
            <text:p>7.4882139802</text:p>
          </table:table-cell>
          <table:table-cell table:style-name="ce1" table:formula="of:=[.E19]/1000000000" office:value-type="float" office:value="8.0782623258" calcext:value-type="float">
            <text:p>8.0782623258</text:p>
          </table:table-cell>
          <table:table-cell/>
          <table:table-cell table:style-name="ce1" table:formula="of:=[.G19]/1000000000" office:value-type="float" office:value="2.4312554206" calcext:value-type="float">
            <text:p>2.4312554206</text:p>
          </table:table-cell>
          <table:table-cell table:style-name="ce1" table:formula="of:=[.H19]/1000000000" office:value-type="float" office:value="2.4505275752" calcext:value-type="float">
            <text:p>2.4505275752</text:p>
          </table:table-cell>
          <table:table-cell table:style-name="ce1" table:formula="of:=[.I19]/1000000000" office:value-type="float" office:value="3.118558345" calcext:value-type="float">
            <text:p>3.118558345</text:p>
          </table:table-cell>
          <table:table-cell table:style-name="ce1" table:formula="of:=[.J19]/1000000000" office:value-type="float" office:value="2.6655185428" calcext:value-type="float">
            <text:p>2.6655185428</text:p>
          </table:table-cell>
          <table:table-cell table:style-name="ce1" table:formula="of:=[.K19]/1000000000" office:value-type="float" office:value="2.7770013756" calcext:value-type="float">
            <text:p>2.777001375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21:01:27.249024167</meta:creation-date>
    <dc:date>2017-04-03T21:42:06.248471224</dc:date>
    <meta:editing-duration>PT9M38S</meta:editing-duration>
    <meta:editing-cycles>1</meta:editing-cycles>
    <meta:generator>LibreOffice/5.1.6.2$Linux_X86_64 LibreOffice_project/10m0$Build-2</meta:generator>
    <meta:document-statistic meta:table-count="1" meta:cell-count="19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A9:Sheet1.E9" svg:x="0.32cm" svg:y="0.18cm" svg:width="15.36cm" svg:height="8.64cm">
          <chartooo:coordinate-region svg:x="1.497cm" svg:y="0.379cm" svg:width="14.09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A9:Sheet1.E9" chart:class="chart:line"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82458.8">
                <text:p>82458.8</text:p>
                <draw:g>
                  <svg:desc>Sheet1.A9:Sheet1.E9</svg:desc>
                </draw:g>
              </table:table-cell>
              <table:table-cell office:value-type="float" office:value="80105.6">
                <text:p>80105.6</text:p>
              </table:table-cell>
              <table:table-cell office:value-type="float" office:value="72099.8">
                <text:p>72099.8</text:p>
              </table:table-cell>
              <table:table-cell office:value-type="float" office:value="70446">
                <text:p>70446</text:p>
              </table:table-cell>
              <table:table-cell office:value-type="float" office:value="69744.4">
                <text:p>69744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plot-area chart:style-name="ch2" table:cell-range-address="Sheet1.A20:Sheet1.E20" svg:x="0.319cm" svg:y="0.18cm" svg:width="15.36cm" svg:height="8.645cm">
          <chartooo:coordinate-region svg:x="0.755cm" svg:y="0.379cm" svg:width="14.83cm" svg:height="7.7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A20:Sheet1.E20" chart:class="chart:line"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6.5559765122">
                <text:p>6.5559765122</text:p>
                <draw:g>
                  <svg:desc>Sheet1.A20:Sheet1.E20</svg:desc>
                </draw:g>
              </table:table-cell>
              <table:table-cell office:value-type="float" office:value="6.9868834054">
                <text:p>6.9868834054</text:p>
              </table:table-cell>
              <table:table-cell office:value-type="float" office:value="7.86081152">
                <text:p>7.86081152</text:p>
              </table:table-cell>
              <table:table-cell office:value-type="float" office:value="7.4882139802">
                <text:p>7.4882139802</text:p>
              </table:table-cell>
              <table:table-cell office:value-type="float" office:value="8.0782623258">
                <text:p>8.07826232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plot-area chart:style-name="ch2" table:cell-range-address="Sheet1.G9:Sheet1.K9" svg:x="0.319cm" svg:y="0.18cm" svg:width="15.36cm" svg:height="8.645cm">
          <chartooo:coordinate-region svg:x="1.496cm" svg:y="0.379cm" svg:width="14.09cm" svg:height="7.7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G9:Sheet1.K9" chart:class="chart:line"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81389.8">
                <text:p>81389.8</text:p>
                <draw:g>
                  <svg:desc>Sheet1.G9:Sheet1.K9</svg:desc>
                </draw:g>
              </table:table-cell>
              <table:table-cell office:value-type="float" office:value="81150">
                <text:p>81150</text:p>
              </table:table-cell>
              <table:table-cell office:value-type="float" office:value="84175">
                <text:p>84175</text:p>
              </table:table-cell>
              <table:table-cell office:value-type="float" office:value="84086.4">
                <text:p>84086.4</text:p>
              </table:table-cell>
              <table:table-cell office:value-type="float" office:value="81355.2">
                <text:p>81355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G20:Sheet1.K20" svg:x="0.32cm" svg:y="0.18cm" svg:width="15.36cm" svg:height="8.64cm">
          <chartooo:coordinate-region svg:x="1.047cm" svg:y="0.379cm" svg:width="14.539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G20:Sheet1.K20" chart:class="chart:line"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2.4312554206">
                <text:p>2.4312554206</text:p>
                <draw:g>
                  <svg:desc>Sheet1.G20:Sheet1.K20</svg:desc>
                </draw:g>
              </table:table-cell>
              <table:table-cell office:value-type="float" office:value="2.4505275752">
                <text:p>2.4505275752</text:p>
              </table:table-cell>
              <table:table-cell office:value-type="float" office:value="3.118558345">
                <text:p>3.118558345</text:p>
              </table:table-cell>
              <table:table-cell office:value-type="float" office:value="2.6655185428">
                <text:p>2.6655185428</text:p>
              </table:table-cell>
              <table:table-cell office:value-type="float" office:value="2.7770013756">
                <text:p>2.77700137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